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fad3" officeooo:paragraph-rsid="0005fad3" style:font-size-asian="20pt" style:font-size-complex="20pt"/>
    </style:style>
    <style:style style:name="P2" style:family="paragraph" style:parent-style-name="Standard">
      <style:text-properties fo:font-size="20pt" officeooo:rsid="000732b4" officeooo:paragraph-rsid="000732b4" style:font-size-asian="20pt" style:font-size-complex="20pt"/>
    </style:style>
    <style:style style:name="P3" style:family="paragraph" style:parent-style-name="Standard">
      <style:text-properties fo:font-size="20pt" officeooo:rsid="0008d497" officeooo:paragraph-rsid="0008d497" style:font-size-asian="20pt" style:font-size-complex="20pt"/>
    </style:style>
    <style:style style:name="P4" style:family="paragraph" style:parent-style-name="Standard">
      <style:text-properties fo:font-size="20pt" officeooo:rsid="0008d497" officeooo:paragraph-rsid="000a0f6e" style:font-size-asian="20pt" style:font-size-complex="20pt"/>
    </style:style>
    <style:style style:name="P5" style:family="paragraph" style:parent-style-name="Standard">
      <style:text-properties fo:font-size="20pt" officeooo:rsid="000a0f6e" officeooo:paragraph-rsid="000a0f6e" style:font-size-asian="20pt" style:font-size-complex="20pt"/>
    </style:style>
    <style:style style:name="P6" style:family="paragraph" style:parent-style-name="Standard">
      <style:text-properties fo:font-size="20pt" officeooo:rsid="000b9ed0" officeooo:paragraph-rsid="000b9ed0" style:font-size-asian="20pt" style:font-size-complex="20pt"/>
    </style:style>
    <style:style style:name="P7" style:family="paragraph" style:parent-style-name="Standard">
      <style:text-properties fo:font-size="20pt" style:text-underline-style="solid" style:text-underline-width="auto" style:text-underline-color="font-color" officeooo:rsid="000b9ed0" officeooo:paragraph-rsid="000b9ed0" style:font-size-asian="20pt" style:font-size-complex="20pt"/>
    </style:style>
    <style:style style:name="T1" style:family="text">
      <style:text-properties officeooo:rsid="000732b4"/>
    </style:style>
    <style:style style:name="T2" style:family="text">
      <style:text-properties officeooo:rsid="0008d497"/>
    </style:style>
    <style:style style:name="T3" style:family="text">
      <style:text-properties officeooo:rsid="000bb4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Eva is playing the piano.</text:p>
      <text:p text:style-name="P5">7.- What do Agustín and Laura do? They are doctors.</text:p>
      <text:p text:style-name="P5">8.- I like </text:p>
      <text:p text:style-name="P1">2´.-<text:span text:style-name="T1">I</text:span> <text:span text:style-name="T1">u</text:span>sually <text:span text:style-name="T1">drink tea, but <text:s/>I’m drinking coffe now.</text:span></text:p>
      <text:p text:style-name="P2">3.- what are you doing?</text:p>
      <text:p text:style-name="P2">4.- Do you understand <text:s/>what I <text:span text:style-name="T2">(</text:span>want to say<text:span text:style-name="T2">) mean</text:span>? </text:p>
      <text:p text:style-name="P3">5.- You can turn off the radio. I’m not listening it.</text:p>
      <text:p text:style-name="P4">6.- What are Juan and Luisa doing? They are watching the TV.</text:p>
      <text:p text:style-name="P5">7.- I like that song, who’s singing?</text:p>
      <text:p text:style-name="P1">el articulo the se utiliza para cosas especificas <text:s/>o cosas o personas lugares que ya mencionamos anteriormente.</text:p>
      <text:p text:style-name="P1"/>
      <text:p text:style-name="P2">Likings = por que en ingles algunos verbos se pueden convertir en adjetivos agregandoles ing</text:p>
      <text:p text:style-name="P3">cooking = en esta ocasión es sustantivo (cooking is my passion).</text:p>
      <text:p text:style-name="P3"/>
      <text:p text:style-name="P5">This = este, esto.</text:p>
      <text:p text:style-name="P5">These = estos, estas</text:p>
      <text:p text:style-name="P5">that = eso, eso</text:p>
      <text:p text:style-name="P5">those = esos y esas</text:p>
      <text:p text:style-name="P5">there = ahí</text:p>
      <text:p text:style-name="P5">here = aquí</text:p>
      <text:p text:style-name="P5">who = quien o quienes</text:p>
      <text:p text:style-name="P5"/>
      <text:p text:style-name="P6">love <text:s/>and <text:s/>hate, que no es usual encontrarlos en presente progresivo. </text:p>
      <text:p text:style-name="P6"/>
      <text:p text:style-name="P6">Love se conjuga en presente progresivo para expresar disfrute o alegría.</text:p>
      <text:p text:style-name="P6"><text:soft-page-break/>Live, como verbo se pronuncia (liv), cuando esta como adjetivo, se pronuncia (laiv)</text:p>
      <text:p text:style-name="P6">life, es sustantivo <text:span text:style-name="T3">y adjetivo.</text:span></text:p>
      <text:p text:style-name="P6"/>
      <text:p text:style-name="P7"/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4:02:11.082000000</meta:creation-date>
    <dc:date>2022-02-27T15:13:45.174000000</dc:date>
    <meta:editing-duration>PT7M23S</meta:editing-duration>
    <meta:editing-cycles>1</meta:editing-cycles>
    <meta:document-statistic meta:table-count="0" meta:image-count="0" meta:object-count="0" meta:page-count="2" meta:paragraph-count="23" meta:word-count="184" meta:character-count="1004" meta:non-whitespace-character-count="835"/>
    <meta:generator>LibreOffice/7.2.5.2$Windows_X86_64 LibreOffice_project/499f9727c189e6ef3471021d6132d4c694f357e5</meta:generator>
  </office:meta>
</office:document-meta>
</file>